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</style:style>
    <style:style style:name="P10" style:family="paragraph" style:parent-style-name="Standard">
      <style:paragraph-properties fo:margin-left="-0.0201in" fo:margin-right="0in" fo:margin-top="0.0783in" fo:margin-bottom="0in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Standard" style:master-page-name="">
      <style:paragraph-properties fo:margin-left="-0.0201in" fo:margin-right="0in" fo:text-align="justify" style:justify-single-word="false" fo:text-indent="0.1819in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2.3535in" fo:margin-right="0in" fo:text-align="justify" style:justify-single-word="false" fo:text-indent="-2.3535in" style:auto-text-indent="false">
        <style:tab-stops>
          <style:tab-stop style:position="-1.7673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margin-left="1.4965in" fo:margin-right="0in" fo:margin-top="0.0783in" fo:margin-bottom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1.4965in" fo:margin-right="0in" fo:margin-top="0.0783in" fo:margin-bottom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1.4681in" fo:margin-right="0in" fo:text-align="justify" style:justify-single-word="false" fo:text-indent="0in" style:auto-text-indent="false">
        <style:tab-stops/>
      </style:paragraph-properties>
      <style:text-properties fo:font-size="11pt" style:font-size-asian="9.60000038146973pt" style:font-size-complex="11pt"/>
    </style:style>
    <style:style style:name="P21" style:family="paragraph" style:parent-style-name="Standard">
      <style:paragraph-properties fo:margin-left="1.505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5055in" fo:margin-right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5055in" fo:margin-right="0in" fo:text-align="start" style:justify-single-word="false" fo:keep-together="always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1.5055in" fo:margin-right="0in" fo:margin-top="0.0783in" fo:margin-bottom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 style:master-page-name="">
      <style:paragraph-properties fo:margin-left="1.5055in" fo:margin-right="0in" fo:text-align="justify" style:justify-single-word="false" fo:keep-together="always" fo:text-indent="0in" style:auto-text-indent="false" style:page-number="auto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5055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fo:background-color="transparent"/>
    </style:style>
    <style:style style:name="P29" style:family="paragraph" style:parent-style-name="Standard">
      <style:paragraph-properties fo:margin-left="1.5055in" fo:margin-right="0in" fo:text-align="justify" style:justify-single-word="false" fo:text-indent="0in" style:auto-text-indent="false" fo:background-color="#ccccff">
        <style:tab-stops/>
        <style:background-image/>
      </style:paragraph-properties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style:font-size-asian="9.60000038146973pt" style:font-size-complex="11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Standard">
      <style:paragraph-properties fo:margin-left="0in" fo:margin-right="0in" fo:margin-top="0.0783in" fo:margin-bottom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margin-left="1.4484in" fo:margin-right="0in" fo:text-align="justify" style:justify-single-word="false" fo:text-indent="0in" style:auto-text-indent="false" fo:background-color="#ccccff">
        <style:tab-stops/>
        <style:background-image/>
      </style:paragraph-properties>
    </style:style>
    <style:style style:name="P34" style:family="paragraph" style:parent-style-name="Standard">
      <style:paragraph-properties fo:margin-left="1.4484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 fo:margin-left="1.4484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1.4484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Standard">
      <style:paragraph-properties fo:margin-left="1.4583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Standard" style:list-style-name="L1">
      <style:paragraph-properties fo:margin-left="1.4484in" fo:margin-right="0in" fo:text-align="justify" style:justify-single-word="false" fo:text-indent="-1.2882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Standard"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8pt" fo:font-style="normal" style:text-underline-style="none" fo:font-weight="normal" style:font-size-asian="7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in" fo:margin-bottom="0.4335in" fo:text-align="center" style:justify-single-word="false" style:page-number="auto"/>
      <style:text-properties fo:font-size="28pt" style:font-size-asian="28pt" style:font-size-complex="28pt"/>
    </style:style>
    <style:style style:name="P41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1.496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margin-left="1.496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1.496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DejaVu Sans1"/>
    </style:style>
    <style:style style:name="T5" style:family="text">
      <style:text-properties style:font-name="DejaVu Sans1" fo:font-style="italic" style:font-style-asian="italic" style:font-style-complex="italic"/>
    </style:style>
    <style:style style:name="T6" style:family="text">
      <style:text-properties style:font-name="DejaVu Sans1"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style="italic" style:font-size-asian="7pt" style:font-style-asian="italic" style:font-size-complex="8pt" style:font-style-complex="italic"/>
    </style:style>
    <style:style style:name="T9" style:family="text">
      <style:text-properties fo:font-size="8pt" fo:font-style="italic" fo:font-weight="bold" style:font-size-asian="7pt" style:font-style-asian="italic" style:font-weight-asian="bold" style:font-size-complex="8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0">Titkosítás</text:span></text:p>
      <text:p text:style-name="P12"/>
      <text:p text:style-name="P1">Külső meghajtón tárolt adat titkosítása</text:p>
      <text:p text:style-name="P6">Arról van szó, hogy a rendszerünktől független meghajtón tárolunk valamit, melynek tartamát védeni kívánjuk. Ha tehát valaki megszerzi a meghajtót, nem szerezhet tudomást annak tartalmáról. Ehhez először is installálni kell az <text:span text:style-name="T10">encfs</text:span> csomagot.</text:p>
      <text:p text:style-name="P14"/>
      <text:p text:style-name="P15"/>
      <text:p text:style-name="P17"><text:span text:style-name="Source_20_Text"><text:span text:style-name="T4">apt-get install encfs</text:span></text:span></text:p>
      <text:p text:style-name="P18"/>
      <text:p text:style-name="P13"/>
      <text:p text:style-name="P6">A csomag működése a következő. Először is létrehozunk egy könyvtárat a kódolt adatok számára (~/encrypted) és egyet a dekodoltak (~/decrypted) számára. Ezek után a kódolt adatokat tartalmazó fájlrendszert a titkosító programon keresztűl hozzákötjük a dekodolt adatokat tartalmazóhoz. Ha ezt első alkalommal végezzük, akkor a csomag kérésünkre létrehozza a könyvtárakat és elkéri azt a jelszót, melyet ezek után mindig kérni fog a dekódoláshoz. </text:p>
      <text:p text:style-name="P6">Ha valamilyen változást végzünk a dekodolt adatokat tartalmazó könyvtárban, például első alkalommal belemásoljuk a titkosítandó fájljainkat, akkor a dekodolt változat egyből megjelenik a kódolt adatokat tartalmazó könyvtárban.</text:p>
      <text:p text:style-name="P6">Ha befejeztük a munkát, akkor a dekodolt adatokat tartalmazó könyvtárat unmount-oljuk. Ekkor csak a kódolt, vagyis olvashatatlan adatok lesznek elérhetőek.</text:p>
      <text:p text:style-name="P6">Ha később látni kívánjuk a kódolatlan adatokat, akkor újból mount-olni kell a kódolt fájlrendszert.</text:p>
      <text:p text:style-name="P6"/>
      <text:p text:style-name="P15"/>
      <text:p text:style-name="P16"><text:span text:style-name="Source_20_Text"><text:span text:style-name="T6">#konyvtarak létrehozása</text:span></text:span></text:p>
      <text:p text:style-name="P43">$ mkdir ~/encrypted</text:p>
      <text:p text:style-name="P43">$ mkdir ~/decrypted</text:p>
      <text:p text:style-name="P17"/>
      <text:p text:style-name="P44">#mount</text:p>
      <text:p text:style-name="P44">#mivel ez az elso alkalom, megkérdezi a program, hogy létrehozza-e a könyvtárakat, milyen kódolási szintet szeretnénk, és hogy mi legyen a jelszó</text:p>
      <text:p text:style-name="P43">$ encfs ~/encrypted ~/decrypted</text:p>
      <text:p text:style-name="P17"/>
      <text:p text:style-name="P44">#most feltölthetjük adatokkal a ~/decrypted könyvtárat, minden további esetben pedig itt módosíthatjuk vagy tekinthetjük meg az adatokat</text:p>
      <text:p text:style-name="P44"/>
      <text:p text:style-name="P44">#ha befejeztük a munkát, akkor umount-oljuk a kódolatlan fájlrendszert</text:p>
      <text:p text:style-name="P42">$ fusermount -u ~/decrypted</text:p>
      <text:p text:style-name="P17"/>
      <text:p text:style-name="P47">#ha módosítani szeretnénk a jelszavunkat</text:p>
      <text:p text:style-name="P48">$ encfsctl passwd ~/encrypted</text:p>
      <text:p text:style-name="P49"><text:span text:style-name="T3"/></text:p>
      <text:p text:style-name="P19"/>
      <text:p text:style-name="P13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9-17T16:01:11</meta:creation-date>
    <dc:date>2013-02-03T17:23:04</dc:date>
    <dc:language>hu-HU</dc:language>
    <meta:editing-cycles>73</meta:editing-cycles>
    <meta:editing-duration>PT19H26M40S</meta:editing-duration>
    <meta:document-statistic meta:table-count="0" meta:image-count="0" meta:object-count="0" meta:page-count="1" meta:paragraph-count="19" meta:word-count="239" meta:character-count="1781" meta:non-whitespace-character-count="1560"/>
    <meta:user-defined meta:name="Info 1"/>
    <meta:user-defined meta:name="Info 2"/>
    <meta:user-defined meta:name="Info 3"/>
    <meta:user-defined meta:name="Info 4"/>
  </office:meta>
</office:document-meta>
</file>